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612cm" fo:keep-together="auto"/>
    </style:style>
    <style:style style:name="Table1.A1" style:family="table-cell">
      <style:table-cell-properties style:vertical-align="middle" fo:background-color="#f2eb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text-properties style:font-name="Helvetica" fo:font-size="6pt" style:font-size-asian="6pt" style:font-size-complex="6pt"/>
    </style:style>
    <style:style style:name="P1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587cm" fo:margin-right="-0.005cm" fo:text-align="start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Arial" fo:font-size="9pt" style:font-size-asian="9pt" style:font-size-complex="9pt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586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4">Cod. articolo</text:p>
            </table:table-cell>
            <table:table-cell table:style-name="Table1.A1" office:value-type="string">
              <text:p text:style-name="P24">Descrizione</text:p>
            </table:table-cell>
            <table:table-cell table:style-name="Table1.A1" office:value-type="string">
              <text:p text:style-name="P24">Serie</text:p>
            </table:table-cell>
            <table:table-cell table:style-name="Table1.D1" office:value-type="string">
              <text:p text:style-name="P24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0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5"><text:placeholder text:placeholder-type="text">&lt;line.asset_id.name or ''&gt;</text:placeholder></text:p>
                </table:table-cell>
                <table:table-cell table:style-name="Tabella1.A1" office:value-type="string">
                  <text:p text:style-name="P25"><text:placeholder text:placeholder-type="text">&lt;line.product_id.name or ''&gt;</text:placeholder></text:p>
                  <text:p text:style-name="P20"><text:placeholder text:placeholder-type="text">&lt;for each="asset in line.asset_id.asset_ids"&gt;</text:placeholder></text:p>
                  <text:p text:style-name="P35"><text:placeholder text:placeholder-type="text">&lt;asset.complete_name or ''&gt;</text:placeholder></text:p>
                  <text:p text:style-name="P20"><text:placeholder text:placeholder-type="text">&lt;/for&gt;</text:placeholder></text:p>
                </table:table-cell>
                <table:table-cell table:style-name="Tabella1.A1" office:value-type="string">
                  <text:p text:style-name="P25"><text:placeholder text:placeholder-type="text">&lt;line.prodlot_id and line.prodlot_id.name or ''&gt;</text:placeholder></text:p>
                </table:table-cell>
                <table:table-cell table:style-name="Tabella1.D1" office:value-type="string">
                  <text:p text:style-name="P26">1</text:p>
                </table:table-cell>
              </table:table-row>
            </table:table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avadno" style:font-family-generic="swiss" style:font-pitch="variable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0.984cm" style:rel-column-width="3394*"/>
    </style:style>
    <style:style style:name="Table3.C" style:family="table-column">
      <style:table-column-properties style:column-width="3.175cm" style:rel-column-width="10950*"/>
    </style:style>
    <style:style style:name="Table3.D" style:family="table-column">
      <style:table-column-properties style:column-width="3.036cm" style:rel-column-width="10470*"/>
    </style:style>
    <style:style style:name="Table3.E" style:family="table-column">
      <style:table-column-properties style:column-width="1.991cm" style:rel-column-width="6871*"/>
    </style:style>
    <style:style style:name="Table3.1" style:family="table-row">
      <style:table-row-properties style:min-row-height="5.738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9.188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97cm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style:row-height="1.554cm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3" style:family="table-row">
      <style:table-row-properties style:min-row-height="0.346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085cm" style:rel-column-width="20989*"/>
    </style:style>
    <style:style style:name="Table6.B" style:family="table-column">
      <style:table-column-properties style:column-width="6.271cm" style:rel-column-width="21628*"/>
    </style:style>
    <style:style style:name="Table6.C" style:family="table-column">
      <style:table-column-properties style:column-width="6.645cm" style:rel-column-width="22918*"/>
    </style:style>
    <style:style style:name="Table6.1" style:family="table-row">
      <style:table-row-properties style:row-height="2.044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01cm" fo:border="0.05pt solid #000000"/>
    </style:style>
    <style:style style:name="Table6.2" style:family="table-row">
      <style:table-row-properties style:row-height="0.762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C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Table_20_Contents"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end" style:justify-single-word="false"/>
      <style:text-properties style:font-name="Arial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paragraph-properties fo:text-align="start"/>
    </style:style>
    <style:style style:name="MP19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MP20" style:family="paragraph">
      <style:paragraph-properties fo:text-align="end"/>
    </style:style>
    <style:style style:name="MP21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27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8" style:family="paragraph" style:parent-style-name="Standard" style:list-style-name="ML3">
      <style:paragraph-properties fo:text-align="justify" style:justify-single-word="false"/>
      <style:text-properties style:font-name="Arial" fo:font-size="9pt" style:font-size-asian="9pt" style:font-size-complex="9pt"/>
    </style:style>
    <style:style style:name="MP29" style:family="paragraph" style:parent-style-name="Standard" style:list-style-name="M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5" style:family="text">
      <style:text-properties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Helvetica" fo:font-size="8pt" style:font-size-asian="8pt" style:font-size-complex="8pt"/>
    </style:style>
    <style:style style:name="MT7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7.999cm" fo:margin-left="0cm" fo:margin-right="0cm" fo:margin-bottom="0cm" style:dynamic-spacing="false"/>
      </style:header-style>
      <style:footer-style>
        <style:header-footer-properties svg:height="3.2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(</text:span><text:span text:style-name="MT1"><text:placeholder text:placeholder-type="text">&lt;o.company_id.partner_id.address and o.company_id.partner_id.address[0].province.code or ''&gt;</text:placeholder></text:span><text:span text:style-name="MT1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2"><text:placeholder text:placeholder-type="text">&lt;o.company_id.partner_id.vat or ''&gt;</text:placeholder></text:span></text:p>
              <text:p text:style-name="MP6"><text:span text:style-name="MT1">CF: </text:span><text:span text:style-name="MT2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1"/>
              <text:p text:style-name="MP8"/>
              <text:p text:style-name="MP8"/>
            </table:table-cell>
            <table:table-cell table:style-name="Table3.B1" table:number-columns-spanned="4" office:value-type="string">
              <text:p text:style-name="MP9"><text:placeholder text:placeholder-type="text">&lt;setLang( 'it_IT')&gt;</text:placeholder></text:p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0"><text:placeholder text:placeholder-type="text">&lt;if test="o.dest_location"&gt;</text:placeholder></text:p>
                      <text:p text:style-name="MP10"><text:placeholder text:placeholder-type="text">&lt;if test="o.dest_location._name=='asset.asset'"&gt;</text:placeholder></text:p>
                      <text:p text:style-name="MP11">Assegnazione all'asset</text:p>
                      <text:p text:style-name="MP12"><text:placeholder text:placeholder-type="text">&lt;o.dest_location.complete_name&gt;</text:placeholder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res.car'"&gt;</text:placeholder></text:p>
                      <text:p text:style-name="MP11">Assegnazione all'autoveicolo</text:p>
                      <text:p text:style-name="MP10"><text:span text:style-name="MT3">tipo</text:span> <text:span text:style-name="MT4"><text:placeholder text:placeholder-type="text">&lt;o.dest_location.car_type_id.name&gt;</text:placeholder></text:span></text:p>
                      <text:p text:style-name="MP10">targato <text:span text:style-name="MT4"><text:placeholder text:placeholder-type="text">&lt;o.dest_location.plate&gt;</text:placeholder>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project.place'"&gt;</text:placeholder></text:p>
                      <text:p text:style-name="MP11">DOCUMENTO DI TRASPORTO</text:p>
                      <text:p text:style-name="MP10">destinazione: <text:span text:style-name="MT4"><text:placeholder text:placeholder-type="text">&lt;o.dest_location.address_id.name&gt;</text:placeholder></text:span></text:p>
                      <text:p text:style-name="MP13"><text:placeholder text:placeholder-type="text">&lt;o.dest_location.address_id.street&gt;</text:placeholder></text:p>
                      <text:p text:style-name="MP13"><text:placeholder text:placeholder-type="text">&lt;o.dest_location.address_id.street2&gt;</text:placeholder></text:p>
                      <text:p text:style-name="MP10"><text:span text:style-name="MT5"><text:placeholder text:placeholder-type="text">&lt;o.dest_location.address_id.zip&gt;</text:placeholder></text:span><text:span text:style-name="MT5"> </text:span><text:span text:style-name="MT5"><text:placeholder text:placeholder-type="text">&lt;o.dest_location.address_id.city&gt;</text:placeholder></text:span><text:span text:style-name="MT5"> (</text:span><text:span text:style-name="MT5"><text:placeholder text:placeholder-type="text">&lt;o.dest_location.address_id.province.code&gt;</text:placeholder></text:span><text:span text:style-name="MT5">)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hr.employee'"&gt;</text:placeholder></text:p>
                      <text:p text:style-name="MP14">MODULO PRESA IN CARICO ATTREZZATURA E/O DPI</text:p>
                      <text:p text:style-name="MP15"><text:placeholder text:placeholder-type="text">&lt;/if&gt;</text:placeholder></text:p>
                      <text:p text:style-name="MP16"><text:placeholder text:placeholder-type="text">&lt;/if&gt;</text:placeholder></text:p>
                    </table:table-cell>
                  </table:table-row>
                </table:table-header-rows>
              </table:table>
              <text:p text:style-name="MP1"/>
              <text:p text:style-name="MP1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17"><draw:frame text:anchor-type="paragraph" draw:z-index="1" draw:style-name="Mgr1" draw:text-style-name="MP19" svg:width="1.853cm" svg:height="0.452cm" svg:x="13.877cm" svg:y="-0.411cm"><draw:text-box><text:p text:style-name="MP18"><text:span text:style-name="MT6">Del</text:span></text:p></draw:text-box></draw:frame><draw:frame text:anchor-type="paragraph" draw:z-index="0" draw:style-name="Mgr1" draw:text-style-name="MP21" svg:width="2.696cm" svg:height="0.452cm" svg:x="11.181cm" svg:y="-0.411cm"><draw:text-box><text:p text:style-name="MP20"><text:span text:style-name="MT6">N° Documento</text:span></text:p></draw:text-box></draw:frame></text:p>
              <text:p text:style-name="MP22"/>
            </table:table-cell>
            <table:covered-table-cell/>
            <table:table-cell table:style-name="Table3.C2" office:value-type="string">
              <text:p text:style-name="MP22"/>
              <text:p text:style-name="MP22"><text:placeholder text:placeholder-type="text">&lt;o.name or ''&gt;</text:placeholder></text:p>
            </table:table-cell>
            <table:table-cell table:style-name="Table3.D2" office:value-type="string">
              <text:p text:style-name="MP22"><text:placeholder text:placeholder-type="text">&lt;o.date_done and (formatLang(o.date_done[0:10], date=True)) or ''&gt;</text:placeholder></text:p>
            </table:table-cell>
            <table:table-cell table:style-name="Table3.C2" office:value-type="string">
              <text:p text:style-name="MP23">Pag.</text:p>
              <text:p text:style-name="MP23"/>
              <text:p text:style-name="MP24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25"><text:placeholder text:placeholder-type="text">&lt;if test="o.dest_location"&gt;</text:placeholder></text:p>
              <text:p text:style-name="MP26"><text:placeholder text:placeholder-type="text">&lt;if test="o.dest_location._name=='hr.employee'"&gt;</text:placeholder></text:p>
              <text:p text:style-name="MP27">Il sottoscritto “destinatario”</text:p>
              <text:p text:style-name="MP25"><text:span text:style-name="MT7"><text:placeholder text:placeholder-type="text">&lt;o.dest_location.resource_id.name&gt;</text:placeholder></text:span><text:span text:style-name="MT4"> </text:span><text:span text:style-name="MT5">prende in consegna in data </text:span><text:span text:style-name="MT7"><text:placeholder text:placeholder-type="text">&lt;o.date_done and (formatLang(o.date_done[0:10], date=True)) or ''&gt;</text:placeholder></text:span><text:span text:style-name="MT7"> </text:span><text:span text:style-name="MT5">le seguenti attrezzature di lavoro e/o Dispositivi di Protezione Individuale, consapevole che:</text:span></text:p>
              <text:list xml:id="list3342255611489405833" text:style-name="ML3">
                <text:list-item>
                  <text:p text:style-name="MP28">le sopra elencate attrezzature dovranno essere adibito esclusivamente ad attività lavorative per conto della scrivente società, secondo le informazioni e la formazione ed addestramento impartitele. Non mi è consentito apportare modifiche alle citate attrezzature. </text:p>
                </text:list-item>
                <text:list-item>
                  <text:p text:style-name="MP28">e' mio compito provvedere alla cura e manutenzione delle stesse; all’uopo dovrà attenersi alla scrupolosa osservanza delle “Norme d’uso e manutenzione“ della casa costruttrice. </text:p>
                </text:list-item>
                <text:list-item>
                  <text:p text:style-name="MP28">la manutenzione verrà affidata ad un manutentore specializzato. E’ mio compito provvedere a segnalarne con debito anticipo la necessità al mio diretto superiore, che provvederà a contattare detto manutentore.</text:p>
                  <text:p text:style-name="MP28"/>
                </text:list-item>
              </text:list>
              <text:p text:style-name="MP27">ed in riguardo agli Dispositivi di Protezione Individuale,</text:p>
              <text:list xml:id="list125503855471238" text:continue-numbering="true" text:style-name="ML3">
                <text:list-item>
                  <text:p text:style-name="MP29">sono informato sulla necessità di indossare detti Dispositivi e in merito ai rischi dai quali sono protetto, nonché formato sul loro corretto utilizzo, conservazione e smaltimento.</text:p>
                </text:list-item>
              </text:list>
              <text:p text:style-name="MP25"><text:placeholder text:placeholder-type="text">&lt;/if&gt;</text:placeholder></text:p>
              <text:p text:style-name="MP2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3">Data ritiro </text:p>
              <text:p text:style-name="MP31"><text:placeholder text:placeholder-type="text">&lt;o.date_done and (formatLang(o.date_done[0:10], date=True)) or ''&gt;</text:placeholder></text:p>
            </table:table-cell>
            <table:table-cell table:style-name="Table6.B1" office:value-type="string">
              <text:p text:style-name="MP23">Ora ritiro</text:p>
              <text:p text:style-name="MP31"><text:placeholder text:placeholder-type="text">&lt;o.date_done and (o.date_done[10:]) or ''&gt;</text:placeholder></text:p>
            </table:table-cell>
            <table:table-cell table:style-name="Table6.B1" office:value-type="string">
              <text:p text:style-name="MP23">Note</text:p>
              <text:p text:style-name="MP32"><text:placeholder text:placeholder-type="text">&lt;o.note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33">Spostamento ordinato da:</text:p>
              <text:p text:style-name="MP32"><text:placeholder text:placeholder-type="text">&lt;o.user_id.name or ''&gt;</text:placeholder></text:p>
              <text:p text:style-name="MP34"/>
            </table:table-cell>
            <table:table-cell table:style-name="Table6.A2" office:value-type="string">
              <text:p text:style-name="MP33">Firma conducente</text:p>
              <text:p text:style-name="MP32"/>
            </table:table-cell>
            <table:table-cell table:style-name="Table6.C2" office:value-type="string">
              <text:p text:style-name="MP33">Firma destinatario</text:p>
            </table:table-cell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12-14T12:55:02.669526865</dc:date>
    <meta:editing-duration>P2DT5H16M51S</meta:editing-duration>
    <meta:editing-cycles>450</meta:editing-cycles>
    <meta:generator>LibreOffice/4.4.3.2$Linux_x86 LibreOffice_project/88805f81e9fe61362df02b9941de8e38a9b5fd16</meta:generator>
    <meta:document-statistic meta:table-count="5" meta:image-count="0" meta:object-count="0" meta:page-count="1" meta:paragraph-count="71" meta:word-count="329" meta:character-count="3366" meta:non-whitespace-character-count="3107"/>
    <meta:user-defined meta:name="Info 1">http://localhost:8069</meta:user-defined>
    <meta:user-defined meta:name="Info 2"/>
    <meta:user-defined meta:name="Info 3"/>
    <meta:user-defined meta:name="Info 4"/>
  </office:meta>
</office:document-meta>
</file>